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T1" style:family="text">
      <style:text-properties fo:font-variant="normal" fo:text-transform="none" fo:color="#000000" style:font-name="H5PDroidSans" fo:font-size="15pt" fo:letter-spacing="normal" fo:font-style="normal"/>
    </style:style>
    <style:style style:name="T2" style:family="text">
      <style:text-properties fo:color="#000000"/>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HashCalc</text:span><text:line-break/><text:line-break/>Der erste Schritt sollte darin bestehen, die Integrität der Datei zu überprüfen. Dazu verwenden Sie das Tool HashCalc, um die Hash-Werte zwischen zwei Dateien zu vergleichen. <text:line-break/><text:line-break/>Wie kann man sicher sein, dass eine Datei rechtmäßig und unverändert ist? Der einfachste Weg ist die Überprüfung der Dateiintegrität. Dazu sollten Sie die Prüfsumme der Datei mit dem Hashwert der Originaldatei vergleichen. Dazu benötigen Sie ein Prüfsummentool.<text:line-break/><text:line-break/>Das Tool HashCalc wird zur Berechnung eines Hashwerts von Dateien verwendet. Es kann auch zur Berechnung von Hexadezimal- und Textzeichenfolgen verwendet werden. Das Programm ist einfach; der Benutzer kann aus verschiedenen Hash-Algorithmen wie MD5, SHA256 und vielen anderen wählen. Der Benutzer kann nahezu jede Form von Datei berechnen, z. B. Dokumente, Computerspiele, Filme, Anwendungen, Musik usw.</text:p>
      <text:p text:style-name="P1"/>
      <text:p text:style-name="P1">Öffnen Sie HashCalc vom Desktop aus.</text:p>
      <text:p text:style-name="P1">Überprüfen Sie zunächst den Hashwert der Masterdateien aus dem Pfad C:UsersAdministratorDesktopTrainingSection2images</text:p>
      <text:p text:style-name="P1"/>
      <text:p text:style-name="P1">XnViewMP-Win64. <text:s/></text:p>
      <text:p text:style-name="P1"/>
      <text:p text:style-name="P1">XnViewMP-win-x64_packed </text:p>
      <text:p text:style-name="P1"/>
      <text:p text:style-name="P1">Sie können die Datei hochladen oder einfach per Drag &amp; Drop verschieben.</text:p>
      <text:p text:style-name="P1">Nachdem Sie auf Berechnen geklickt haben, sehen Sie die verschiedenen Hash-Werte entsprechend den von Ihnen ausgewählten Hash-Algorithmen.</text:p>
      <text:p text:style-name="P1"/>
      <text:p text:style-name="P1"><text:span text:style-name="Strong_20_Emphasis"><text:span text:style-name="T1">FileAlyzer</text:span></text:span><text:span text:style-name="T2"> </text:span></text:p>
      <text:p text:style-name="P1">Mit dem Tool HashCompare können Sie die Hashwerte von zwei Dateien vergleichen. Es wird verwendet, um eine potenziell verdächtige Datei zu lokalisieren und mit der Originaldatei oder dem offiziell veröffentlichten Hashwert zu vergleichen. Eine Originaldatei von der offiziellen Website wird mit der gepackten Datei mit UPX (einem ausführbaren Packer) verglichen</text:p>
      <text:p text:style-name="P1"/>
      <text:p text:style-name="P1">Öffnen Sie HashCompare vom Desktop aus.</text:p>
      <text:p text:style-name="P1"/>
      <text:p text:style-name="P1">Vergleichen Sie die beiden Dateien, die wir zuvor verglichen haben.</text:p>
      <text:p text:style-name="P1"/>
      <text:p text:style-name="P1">Lassen Sie uns das Tool testen, indem wir PDF-Dateien mit dem FileAlyzer2-Tool vom Desktop aus analysieren:</text:p>
      <text:p text:style-name="P1"/>
      <text:p text:style-name="P1">Öffnen Sie das FileAlyzer2-Tool vom Desktop aus</text:p>
      <text:p text:style-name="P1"/>
      <text:p text:style-name="P1">Öffnen Sie template.pdf aus dem Pfad C:UsersAdministratorDesktopTraining</text:p>
      <text:p text:style-name="P1">Abschnitt2Bilder</text:p>
      <text:p text:style-name="P1"/>
      <text:p text:style-name="P1"/>
      <text:p text:style-name="P1">Navigieren Sie zur Registerkarte Hex. Hier können Sie den Hexadezimalcode selbst einsehen. Beachten Sie das erste Byte, die magische Zahl, die den Dateityp identifiziert.</text:p>
      <text:p text:style-name="P1"/>
      <text:p text:style-name="P1">Zeigen Sie Hexadezimalcode aus der PDF-Datei an, indem Sie im Dashboard-Tool auf die Registerkarte Hex klicken.</text:p>
      <text:p text:style-name="P1"/>
      <text:p text:style-name="P1">Navigieren Sie zur Registerkarte Hashes. Hier können Sie Hash-Werte des analysierten PDFs nach verschiedenen Hashing-Algorithmen berechnen und anzeigen.</text:p>
      <text:p text:style-name="P1">Wählen Sie die Hash-Algorithmen CRC-32, MD5, SHA1 und berechnen Sie.</text:p>
      <text:p text:style-name="P1"><text:soft-page-break/>Jetzt können Sie diese Hash-Werte sehen</text:p>
      <text:p text:style-name="P1"/>
      <text:p text:style-name="P1"><text:span text:style-name="Strong_20_Emphasis"><text:span text:style-name="T1">PDFStreamDumper</text:span></text:span><text:span text:style-name="T2"> </text:span></text:p>
      <text:p text:style-name="P1">PDFStreamDumper ist ein kostenloses Tool zur Analyse bösartiger PDF-Dokumente. Es wird verwendet, um eine tiefergehende Untersuchung einer PDF-Datei durchzuführen. Es verfügt über spezielle Funktionen für den Umgang mit verschleiertem JavaScript, Low-Level-PDF-Headern und -Objekten sowie Shellcode. </text:p>
      <text:p text:style-name="P1"/>
      <text:p text:style-name="P1">Zu den JavaScript-Tools gehören die Integration von JS Beautifier für die Code-Formatierung, Live-Debugging von Skripten, Toolbox-Klassen für zusätzliche Funktionen aus der Konserve sowie eine stabile Refactoring-Engine. Es kann ein Skript analysieren und unorganisierte Listen von zufälligen Funktionen und Variablennamen durch logisch bereinigte Versionen ersetzen, um die Lesbarkeit zu verbessern. Es unterstützt auch das Escaping oder die Formatierung manipulierter PDF-Kopfzeilen und kann Filterketten dekodieren. <text:line-break/><text:line-break/>Öffnen Sie das PDFStreamDumper-Tool vom Desktop aus<text:line-break/>Open template.pdf from the path- C:\Users\Administrator\Desktop\Training\Section2\images<text:line-break/>Navigate to the JavaScript_UI 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47S</meta:editing-duration>
    <meta:editing-cycles>5</meta:editing-cycles>
    <meta:generator>OpenOffice/4.1.14$Win32 OpenOffice.org_project/4114m1$Build-9811</meta:generator>
    <dc:date>2024-01-08T18:41:02.10</dc:date>
    <dc:creator>kaos sevdalisi</dc:creator>
    <meta:document-statistic meta:table-count="0" meta:image-count="0" meta:object-count="0" meta:page-count="2" meta:paragraph-count="23" meta:word-count="458" meta:character-count="3528"/>
    <meta:user-defined meta:name="Info 1"/>
    <meta:user-defined meta:name="Info 2"/>
    <meta:user-defined meta:name="Info 3"/>
    <meta:user-defined meta:name="Info 4"/>
  </office:meta>
</office:document-meta>
</file>